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3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="Tahoma1" fo:font-size="10pt" style:font-size-asian="10pt" style:font-name-complex="Arial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-complex="Arial"/>
    </style:style>
    <style:style style:name="T4" style:family="text">
      <style:text-properties style:font-name="Tahoma1" fo:font-size="10pt" style:font-size-asian="10pt" style:font-name-complex="Ari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3">14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Efetuar Cadastro</text:p>
      <text:h text:style-name="P14" text:outline-level="1">Breve Descrição</text:h>
      <text:p text:style-name="Text_20_body">Este caso de uso permite que o cliente cadastre, altere e visualize seus dados.</text:p>
      <text:h text:style-name="P14" text:outline-level="1">Referências </text:h>
      <text:p text:style-name="Text_20_body">Não há.</text:p>
      <text:h text:style-name="P14" text:outline-level="1">Atores</text:h>
      <text:p text:style-name="Text_20_body">Cliente</text:p>
      <text:h text:style-name="P14" text:outline-level="1">Pré-condições</text:h>
      <text:p text:style-name="Text_20_body">Não há.</text:p>
      <text:h text:style-name="P14" text:outline-level="1">Fluxos de Eventos</text:h>
      <text:h text:style-name="Heading_20_2" text:outline-level="2">Fluxo Básico</text:h>
      <text:p text:style-name="Text_20_body">Este caso de uso começa quando o ator seleciona a opção cadastro na tela inicial.</text:p>
      <text:p text:style-name="P11">1. O sistema verifica que não há usuário logado no sistema.</text:p>
      <text:p text:style-name="P12">2. O sistema exibe um formulário com os campos: <text:span text:style-name="T4">nome, email, senha, endereço, ponto de referência, CEP, telefone fixo, celular, data de nascimento, sexo e CPF em branco e um painel com a opção Cadastrar.</text:span></text:p>
      <text:p text:style-name="P16">3. O ator informa os dados para o cadastro.</text:p>
      <text:p text:style-name="P16">4. O ator seleciona a opção Cadastrar</text:p>
      <text:p text:style-name="P16">5. O sistema valida os dados digitados conforme a regra de negocio “RN1 – Validação ao Incluir ou Alterar dados de Cliente” </text:p>
      <text:p text:style-name="P16">6. O sistema inclui os dados do cliente na base de dados e exibe a mensagem “Cliente cadastrado com sucesso”.</text:p>
      <text:p text:style-name="P16">7. O sistema efetua o login do cliente recém cadastrado.</text:p>
      <text:p text:style-name="P16">8. O caso de uso é encerrado.</text:p>
      <text:p text:style-name="P16"><text:soft-page-break/></text:p>
      <text:p text:style-name="P16"/>
      <text:h text:style-name="Heading_20_2" text:outline-level="2">Fluxos Alternativos</text:h>
      <text:p text:style-name="P10">A1 – Alterar Cadastro</text:p>
      <text:p text:style-name="Text_20_body">No passo 1 do fluxo básico: </text:p>
      <text:p text:style-name="P13">1. O sistema verifica que já há um cliente logado.</text:p>
      <text:p text:style-name="P12"><text:span text:style-name="T3">2. O sistema exibe um formulário com os campos: </text:span><text:span text:style-name="T4">nome, email, senha, endereço, ponto de referência, CEP, telefone fixo, celular, data de nascimento, <text:s/>sexo e CPF preenchidos com os valores salvos no banco de dados sem permissão para edição e um painel com a opção Alterar Dados.</text:span></text:p>
      <text:p text:style-name="P12">3. O ator seleciona a opção Alterar Dados.</text:p>
      <text:p text:style-name="P16">4. O sistema exibe um formulário com os campos: nome, email, senha, endereço, ponto de referência, CEP, telefone fixo, celular, data de nascimento, <text:s/>sexo e CPF preenchidos com os valores salvos no banco de dados e um painel com a opção Salvar.</text:p>
      <text:p text:style-name="P12">5. O ator altera os valores dos dados.</text:p>
      <text:p text:style-name="P12">6. O ator seleciona a opção Salvar.</text:p>
      <text:p text:style-name="P12">7.<text:span text:style-name="T2">O sistema valida os dados digitados conforme a regra de negocio “RN1 – Validação ao Incluir ou Alterar dados de Cliente” </text:span></text:p>
      <text:p text:style-name="P12">8. O sistema altera os dados do cliente na base de dados e exibe a mensagem “Dados alterado com sucesso”.</text:p>
      <text:p text:style-name="P16">9. O caso de uso é encerrado.</text:p>
      <text:h text:style-name="P14" text:outline-level="1">Pontos de Extensão</text:h>
      <text:p text:style-name="Text_20_body">Não há.</text:p>
      <text:h text:style-name="P14" text:outline-level="1">Casos de Uso Incluídos</text:h>
      <text:p text:style-name="Text_20_body">Não há.</text:p>
      <text:h text:style-name="P14" text:outline-level="1">Pós-Condições</text:h>
      <text:h text:style-name="P14" text:outline-level="1">Outros Diagram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8 - Efetuar cadastr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8 - Efetuar cadastr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1T21:10:33.31</dc:date>
    <meta:editing-cycles>18</meta:editing-cycles>
    <meta:editing-duration>PT02H36M05S</meta:editing-duration>
    <meta:generator>BrOffice.org/3.1$Win32 OpenOffice.org_project/310m19$Build-9420</meta:generator>
    <meta:document-statistic meta:table-count="1" meta:image-count="0" meta:object-count="0" meta:page-count="2" meta:paragraph-count="51" meta:word-count="409" meta:character-count="2224"/>
    <meta:user-defined meta:name="ReqProMenus" meta:value-type="boolean">false</meta:user-defined>
  </office:meta>
</office:document-meta>
</file>